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8.35cm"/>
    </style:style>
    <style:style style:name="Tabela1.B" style:family="table-column">
      <style:table-column-properties style:column-width="8.6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e2c2c"/>
    </style:style>
    <style:style style:name="P2" style:family="paragraph" style:parent-style-name="Standard">
      <style:text-properties officeooo:paragraph-rsid="000e2c2c"/>
    </style:style>
    <style:style style:name="P3" style:family="paragraph" style:parent-style-name="Standard">
      <style:paragraph-properties fo:break-before="page"/>
      <style:text-properties officeooo:paragraph-rsid="000e2c2c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0e2c2c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Co to jest Ansible Galaxy?</text:span></text:h>
      <text:p text:style-name="Text_20_body">🔹 <text:span text:style-name="Strong_20_Emphasis">Ansible Galaxy</text:span> to <text:span text:style-name="Strong_20_Emphasis">oficjalna platforma społecznościowa</text:span> (https://galaxy.ansible.com), gdzie można:</text:p>
      <text:list text:style-name="L1">
        <text:list-item>
          <text:p text:style-name="P4">Pobierać gotowe <text:span text:style-name="Strong_20_Emphasis">role i kolekcje (collections)</text:span> do Ansible stworzone przez innych użytkowników i Red Hat.</text:p>
        </text:list-item>
        <text:list-item>
          <text:p text:style-name="P4">Publikować własne role i kolekcje, aby dzielić się z zespołem lub społecznością.</text:p>
        </text:list-item>
        <text:list-item>
          <text:p text:style-name="P4">Zarządzać zależnościami między rolami i kolekcjami w projektach.</text:p>
        </text:list-item>
      </text:list>
      <text:p text:style-name="Standard"/>
      <text:h text:style-name="Heading_20_3" text:outline-level="3"><text:span text:style-name="Strong_20_Emphasis">2. Różnica między rolami a kolekcjami</text:span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<text:span text:style-name="Strong_20_Emphasis">Role (roles)</text:span></text:p>
            </table:table-cell>
            <table:table-cell table:style-name="Tabela1.A1" office:value-type="string">
              <text:p text:style-name="Table_20_Heading"><text:span text:style-name="Strong_20_Emphasis">Kolekcje (collections)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Podstawowa jednostka modułowości w Ansible.</text:p>
          </table:table-cell>
          <table:table-cell table:style-name="Tabela1.A1" office:value-type="string">
            <text:p text:style-name="Table_20_Contents">Pakiet zawierający role, moduły, pluginy, playbooki i dokumentację.</text:p>
          </table:table-cell>
        </table:table-row>
        <table:table-row>
          <table:table-cell table:style-name="Tabela1.A1" office:value-type="string">
            <text:p text:style-name="Table_20_Contents">Składnia prosta, jedna rola = jeden katalog.</text:p>
          </table:table-cell>
          <table:table-cell table:style-name="Tabela1.A1" office:value-type="string">
            <text:p text:style-name="Table_20_Contents">Zorganizowana wg struktury namespace/collection/role.</text:p>
          </table:table-cell>
        </table:table-row>
        <table:table-row>
          <table:table-cell table:style-name="Tabela1.A1" office:value-type="string">
            <text:p text:style-name="Table_20_Contents">Pobierane i instalowane za pomocą <text:span text:style-name="Source_20_Text">ansible-galaxy install</text:span>.</text:p>
          </table:table-cell>
          <table:table-cell table:style-name="Tabela1.A1" office:value-type="string">
            <text:p text:style-name="Table_20_Contents">Pobierane za pomocą <text:span text:style-name="Source_20_Text">ansible-galaxy collection install</text:span>.</text:p>
          </table:table-cell>
        </table:table-row>
        <table:table-row>
          <table:table-cell table:style-name="Tabela1.A1" office:value-type="string">
            <text:p text:style-name="Table_20_Contents">Starszy mechanizm, nadal w szerokim użyciu.</text:p>
          </table:table-cell>
          <table:table-cell table:style-name="Tabela1.A1" office:value-type="string">
            <text:p text:style-name="Table_20_Contents">Zalecane obecnie do dystrybucji większych zestawów funkcji.</text:p>
          </table:table-cell>
        </table:table-row>
      </table:table>
      <text:p text:style-name="Standard"/>
      <text:p text:style-name="Standard"/>
      <text:h text:style-name="Heading_20_3" text:outline-level="3"><text:span text:style-name="Strong_20_Emphasis">3. Najważniejsze polecenia </text:span><text:span text:style-name="Strong_20_Emphasis"><text:span text:style-name="Source_20_Text">ansible-galaxy</text:span></text:span></text:h>
      <text:p text:style-name="Text_20_body">🔹 <text:span text:style-name="Strong_20_Emphasis">Instalacja roli</text:span></text:p>
      <text:p text:style-name="Standard"><text:span text:style-name="T1">ansible-galaxy install geerlingguy.apache</text:span><text:line-break/></text:p>
      <text:p text:style-name="Standard">Zainstaluje rolę <text:span text:style-name="Source_20_Text">geerlingguy.apache</text:span> do domyślnego katalogu ról (np. <text:span text:style-name="Source_20_Text">~/.ansible/roles/</text:span>). </text:p>
      <text:p text:style-name="Standard"/>
      <text:p text:style-name="Standard">Tworzenie szkieletu roli </text:p>
      <text:p text:style-name="Standard"/>
      <text:p text:style-name="P2"><text:span text:style-name="T1">ansible-galaxy init myrole</text:span></text:p>
      <text:p text:style-name="P2"><text:span text:style-name="T1"/></text:p>
      <text:p text:style-name="P2">Utworzy strukturę katalogów i plików dla roli: </text:p>
      <text:p text:style-name="P2"/>
      <text:p text:style-name="P2"/>
      <text:p text:style-name="P3"><text:line-break/>myrole/<text:line-break/>├── defaults/<text:line-break/>│ <text:s text:c="2"/>└── main.yml<text:line-break/>├── files/<text:line-break/>├── handlers/<text:line-break/>│ <text:s text:c="2"/>└── main.yml<text:line-break/>├── meta/<text:line-break/>│ <text:s text:c="2"/>└── main.yml<text:line-break/>├── tasks/<text:line-break/>│ <text:s text:c="2"/>└── main.yml<text:line-break/>├── templates/<text:line-break/>├── tests/<text:line-break/>│ <text:s text:c="2"/>├── inventory<text:line-break/>│ <text:s text:c="2"/>└── test.yml<text:line-break/>└── vars/<text:line-break/> <text:s text:c="3"/>└── main.yml<text:line-break/></text:p>
      <text:p text:style-name="P2"/>
      <text:p text:style-name="P5"><text:span text:style-name="Strong_20_Emphasis">Instalacja ról z pliku </text:span><text:span text:style-name="Strong_20_Emphasis"><text:span text:style-name="Source_20_Text">requirements.yml</text:span></text:span></text:p>
      <text:p text:style-name="Text_20_body"><text:span text:style-name="Strong_20_Emphasis">Przykładowy </text:span><text:span text:style-name="Strong_20_Emphasis"><text:span text:style-name="Source_20_Text">requirements.yml</text:span></text:span><text:span text:style-name="Strong_20_Emphasis">:</text:span></text:p>
      <text:p text:style-name="P2"><text:span text:style-name="T1">- src: geerlingguy.apache<text:line-break/> version: 3.1.0<text:line-break/><text:line-break/>- src: git+https://github.com/organization/role_name.git<text:line-break/> version: master<text:line-break/> name: customrole</text:span></text:p>
      <text:p text:style-name="P2"/>
      <text:p text:style-name="P2"/>
      <text:p text:style-name="P2">Polecenie instalacji: </text:p>
      <text:p text:style-name="P2">ansible-galaxy install -r requirements.yml<text:line-break/></text:p>
      <text:p text:style-name="P2"/>
      <text:p text:style-name="P2"><text:span text:style-name="Strong_20_Emphasis">Instalacja kolekcji</text:span> </text:p>
      <text:p text:style-name="P2">ansible-galaxy collection install community.mysql<text:line-break/></text:p>
      <text:p text:style-name="P2"/>
      <text:p text:style-name="P2">Instaluje kolekcję <text:span text:style-name="Source_20_Text">community.mysql</text:span>, zawierającą moduły i role do obsługi MySQL/MariaDB. </text:p>
      <text:p text:style-name="P2"/>
      <text:p text:style-name="P2"/>
      <text:p text:style-name="P2">4. Przykładowe użycie ról z Galaxy w playbooku</text:p>
      <text:p text:style-name="P2">- hosts: webservers<text:line-break/> roles:<text:line-break/> - geerlingguy.apache</text:p>
      <text:p text:style-name="P2"/>
      <text:p text:style-name="P2"/>
      <text:p text:style-name="P2">Po instalacji roli <text:span text:style-name="Source_20_Text">geerlingguy.apache</text:span> możesz jej użyć <text:span text:style-name="Strong_20_Emphasis">bez dodatkowego importowania modułów</text:span>, wszystko jest w niej zawarte (tasks, handlers, vars). </text:p>
      <text:p text:style-name="P2"/>
      <text:h text:style-name="P1" text:outline-level="3"><text:soft-page-break/><text:span text:style-name="Strong_20_Emphasis">5. Zalety korzystania z Ansible Galaxy</text:span></text:h>
      <text:p text:style-name="Text_20_body">✅ Oszczędza czas – nie musisz pisać od zera instalacji Apache, MySQL, PHP, Dockera itd.<text:line-break/>✅ Uczysz się dobrych praktyk od społeczności i DevOpsów z doświadczeniem.<text:line-break/>✅ Twoje playbooki stają się <text:span text:style-name="Strong_20_Emphasis">krótsze i bardziej czytelne</text:span>.</text:p>
      <text:p text:style-name="P2"/>
      <text:p text:style-name="P2"/>
      <text:h text:style-name="P1" text:outline-level="3"><text:span text:style-name="Strong_20_Emphasis">6. Wskazówki produkcyjne</text:span></text:h>
      <text:p text:style-name="Text_20_body">🔴 <text:span text:style-name="Strong_20_Emphasis">Nie ufaj bezkrytycznie każdej roli z Galaxy</text:span> – zawsze przejrzyj jej kod przed użyciem w środowisku produkcyjnym.<text:line-break/>🔴 Zamiast globalnej instalacji ról, przechowuj je w repozytorium projektu (np. <text:span text:style-name="Source_20_Text">roles/</text:span> + <text:span text:style-name="Source_20_Text">requirements.yml</text:span>).</text:p>
      <text:p text:style-name="P2"/>
      <text:p text:style-name="P2"/>
      <text:h text:style-name="P1" text:outline-level="3"><text:span text:style-name="Strong_20_Emphasis">7. Kolekcje – standard Red Hat</text:span></text:h>
      <text:p text:style-name="Text_20_body">Od Ansible 2.10 i wyżej Red Hat rekomenduje <text:span text:style-name="Strong_20_Emphasis">collections</text:span> do dystrybucji:</text:p>
      <text:list text:style-name="L2">
        <text:list-item>
          <text:p text:style-name="P6">Łączą role, moduły, pluginy w jeden pakiet.</text:p>
        </text:list-item>
        <text:list-item>
          <text:p text:style-name="P6">Mają nazwę w formacie <text:span text:style-name="Source_20_Text">namespace.collection_name</text:span>, np. <text:span text:style-name="Source_20_Text">community.general</text:span>.</text:p>
        </text:list-item>
      </text:list>
      <text:p text:style-name="Text_20_body">📦 <text:span text:style-name="Strong_20_Emphasis">Przykład instalacji kolekcji Red Hat</text:span></text:p>
      <text:p text:style-name="P2">ansible-galaxy collection install ansible.posix<text:line-break/></text:p>
      <text:p text:style-name="P2"/>
      <text:h text:style-name="P1" text:outline-level="3"><text:span text:style-name="Strong_20_Emphasis">8. Dokumentacja i zasoby</text:span></text:h>
      <text:list text:style-name="L3">
        <text:list-item>
          <text:p text:style-name="P7">🌐 https://galaxy.ansible.com – portal Ansible Galaxy</text:p>
        </text:list-item>
        <text:list-item>
          <text:p text:style-name="P7">📖 https://docs.ansible.com/ansible/latest/collections_guide/index.html – przewodnik po kolekcjach</text:p>
        </text:list-item>
        <text:list-item>
          <text:p text:style-name="P7">🔧 <text:a xlink:type="simple" xlink:href="https://github.com/geerlingguy/ansible-role-apache" office:target-frame-name="_new" xlink:show="replace" text:style-name="Internet_20_link" text:visited-style-name="Visited_20_Internet_20_Link">https://github.com/geerlingguy/ansible-role-apache</text:a> – przykład dobrej roli Galaxy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21:12:39.732000000</meta:creation-date>
    <dc:date>2025-07-06T21:17:09.548000000</dc:date>
    <meta:editing-duration>PT4M30S</meta:editing-duration>
    <meta:editing-cycles>1</meta:editing-cycles>
    <meta:document-statistic meta:table-count="1" meta:image-count="0" meta:object-count="0" meta:page-count="3" meta:paragraph-count="49" meta:word-count="396" meta:character-count="3106" meta:non-whitespace-character-count="2726"/>
    <meta:generator>LibreOffice/24.2.2.2$Windows_X86_64 LibreOffice_project/d56cc158d8a96260b836f100ef4b4ef25d6f1a01</meta:generator>
  </office:meta>
</office:document-meta>
</file>